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b31d"/>
    </style:style>
    <style:style style:name="P2" style:family="paragraph" style:parent-style-name="Footer">
      <style:text-properties officeooo:paragraph-rsid="0014b31d"/>
    </style:style>
    <style:style style:name="P3" style:family="paragraph" style:parent-style-name="Heading_20_1">
      <style:text-properties officeooo:paragraph-rsid="0032f91e"/>
    </style:style>
    <style:style style:name="P4" style:family="paragraph" style:parent-style-name="Heading_20_3">
      <style:text-properties officeooo:paragraph-rsid="0032f91e"/>
    </style:style>
    <style:style style:name="P5" style:family="paragraph" style:parent-style-name="Quotations">
      <style:text-properties officeooo:paragraph-rsid="0032f91e"/>
    </style:style>
    <style:style style:name="P6" style:family="paragraph" style:parent-style-name="Quotations">
      <style:text-properties officeooo:paragraph-rsid="0034df9b"/>
    </style:style>
    <style:style style:name="P7" style:family="paragraph" style:parent-style-name="Text_20_body">
      <style:text-properties officeooo:paragraph-rsid="00319fcd"/>
    </style:style>
    <style:style style:name="P8" style:family="paragraph" style:parent-style-name="Text_20_body">
      <style:text-properties officeooo:paragraph-rsid="0032f91e"/>
    </style:style>
    <style:style style:name="P9" style:family="paragraph" style:parent-style-name="Title">
      <style:text-properties style:font-name="Liberation Sans" fo:font-size="28pt" fo:font-weight="bold" officeooo:rsid="0022126f" officeooo:paragraph-rsid="0022126f" style:font-name-asian="Noto Sans CJK SC" style:font-size-asian="28pt" style:font-weight-asian="bold" style:font-name-complex="FreeSans" style:font-size-complex="28pt" style:font-weight-complex="bold"/>
    </style:style>
    <style:style style:name="T1" style:family="text">
      <style:text-properties officeooo:rsid="00171d27"/>
    </style:style>
    <style:style style:name="T2" style:family="text">
      <style:text-properties officeooo:rsid="0022126f"/>
    </style:style>
    <style:style style:name="T3" style:family="text">
      <style:text-properties officeooo:rsid="001bf87f"/>
    </style:style>
    <style:style style:name="T4" style:family="text">
      <style:text-properties officeooo:rsid="00185a41"/>
    </style:style>
    <style:style style:name="T5" style:family="text">
      <style:text-properties officeooo:rsid="001d3aa2"/>
    </style:style>
    <style:style style:name="T6" style:family="text">
      <style:text-properties officeooo:rsid="001c914c"/>
    </style:style>
    <style:style style:name="T7" style:family="text">
      <style:text-properties fo:font-style="normal" officeooo:rsid="00319fcd" style:font-style-asian="normal" style:font-style-complex="normal"/>
    </style:style>
    <style:style style:name="T8" style:family="text">
      <style:text-properties fo:font-style="normal" officeooo:rsid="0032f91e" style:font-style-asian="normal" style:font-style-complex="normal"/>
    </style:style>
    <style:style style:name="T9" style:family="text">
      <style:text-properties fo:font-style="normal" officeooo:rsid="0035ae2d" style:font-style-asian="normal" style:font-style-complex="normal"/>
    </style:style>
    <style:style style:name="T10" style:family="text">
      <style:text-properties fo:font-style="normal" fo:font-weight="bold" officeooo:rsid="0032f91e" style:font-style-asian="normal" style:font-weight-asian="bold" style:font-style-complex="normal" style:font-weight-complex="bold"/>
    </style:style>
    <style:style style:name="T11" style:family="text">
      <style:text-properties officeooo:rsid="00319fcd"/>
    </style:style>
    <style:style style:name="T12" style:family="text">
      <style:text-properties officeooo:rsid="0032f91e"/>
    </style:style>
    <style:style style:name="T13" style:family="text">
      <style:text-properties officeooo:rsid="0034df9b"/>
    </style:style>
    <style:style style:name="T14" style:family="text">
      <style:text-properties fo:font-size="12pt" fo:font-style="italic" officeooo:rsid="0034df9b"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ive Q&amp;A <text:span text:style-name="T11">3</text:span> Transcript</text:p>
      <text:p text:style-name="P6"><text:span text:style-name="T14">[Sorry there isn’t much down in this transcript. I was ill for a good part of yesterday, which was ELA day, <text:s/>so I don’t understand most of what happened in the live session.</text:span></text:p>
      <text:p text:style-name="P6"><text:span text:style-name="T14">I assumed Odinaldo went through the lecture material after the first question.]</text:span></text:p>
      <text:h text:style-name="P3" text:outline-level="1"><text:span text:style-name="Citation"><text:span text:style-name="T8">Preliminaries</text:span></text:span></text:h>
      <text:p text:style-name="P7"><text:span text:style-name="Citation"><text:span text:style-name="T7">Please fill out the survey!</text:span></text:span></text:p>
      <text:p text:style-name="P7"><text:span text:style-name="Citation"><text:span text:style-name="T7">Lecture 4 will be released partially at midnight tonight. The second part will be available in the weekend because we are still working out subtitles for the second part. It will come by Monday.</text:span></text:span></text:p>
      <text:p text:style-name="P8"><text:span text:style-name="Citation"><text:span text:style-name="T10">Try to keep up to date, and contribute to KEATS!</text:span></text:span></text:p>
      <text:h text:style-name="P3" text:outline-level="1"><text:span text:style-name="Citation"><text:span text:style-name="T8">Questions and answers</text:span></text:span></text:h>
      <text:h text:style-name="P4" text:outline-level="3"><text:span text:style-name="Citation"><text:span text:style-name="T8">Do we need to simplify when writing to DNF and CNF?</text:span></text:span></text:h>
      <text:p text:style-name="P8"><text:span text:style-name="Citation"><text:span text:style-name="T8">You don’t need to simplify, but it’s not the only formula that’s logically equivalent to the original formula.</text:span></text:span></text:p>
      <text:p text:style-name="P8"><text:span text:style-name="Citation"><text:span text:style-name="T8">However, it’s important to understand where the simplifications come from.</text:span></text:span></text:p>
      <text:p text:style-name="P5"><text:span text:style-name="Citation"><text:span text:style-name="T12">[Odinaldo then went on to go through the lecture material from KEATS.]</text:span></text:span></text:p>
      <text:p text:style-name="Text_20_body"><text:span text:style-name="Citation"><text:span text:style-name="T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b31d"/>
    </style:style>
    <style:style style:name="MP2" style:family="paragraph" style:parent-style-name="Footer">
      <style:text-properties officeooo:paragraph-rsid="0014b31d"/>
    </style:style>
    <style:style style:name="MT1" style:family="text">
      <style:text-properties officeooo:rsid="00171d27"/>
    </style:style>
    <style:style style:name="MT2" style:family="text">
      <style:text-properties officeooo:rsid="0022126f"/>
    </style:style>
    <style:style style:name="MT3" style:family="text">
      <style:text-properties officeooo:rsid="00319fcd"/>
    </style:style>
    <style:style style:name="MT4" style:family="text">
      <style:text-properties officeooo:rsid="001bf87f"/>
    </style:style>
    <style:style style:name="MT5" style:family="text">
      <style:text-properties officeooo:rsid="00185a41"/>
    </style:style>
    <style:style style:name="MT6" style:family="text">
      <style:text-properties officeooo:rsid="001d3aa2"/>
    </style:style>
    <style:style style:name="MT7" style:family="text">
      <style:text-properties officeooo:rsid="001c91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4CCS1</text:span><text:span text:style-name="MT2">ELA</text:span><text:span text:style-name="MT1"><text:tab/></text:span><text:span text:style-name="MT2">Elementary Logic with Application</text:span><text:span text:style-name="MT1"><text:tab/></text:span><text:span text:style-name="MT3">15</text:span><text:span text:style-name="MT1">/</text:span><text:span text:style-name="MT4">10</text:span><text:span text:style-name="MT1">/2020</text:span></text:p>
      </style:header>
      <style:footer>
        <text:p text:style-name="MP2"><text:span text:style-name="MT5">Aaron Patrick Monte<text:tab/></text:span><text:span text:style-name="MT2">ELA</text:span><text:span text:style-name="MT6"> </text:span><text:span text:style-name="MT7">Live Lecture Q&amp;A</text:span><text:span text:style-name="MT5"><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09:12:26.690436970</meta:creation-date>
    <dc:date>2020-10-15T08:46:56.033725104</dc:date>
    <meta:editing-duration>PT1H9M51S</meta:editing-duration>
    <meta:editing-cycles>15</meta:editing-cycles>
    <meta:generator>LibreOffice/6.4.6.2$Linux_X86_64 LibreOffice_project/40$Build-2</meta:generator>
    <meta:document-statistic meta:table-count="0" meta:image-count="0" meta:object-count="0" meta:page-count="1" meta:paragraph-count="14" meta:word-count="167" meta:character-count="984" meta:non-whitespace-character-count="830"/>
  </office:meta>
</office:document-meta>
</file>